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`````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ro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`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office:value-type="float" office:value="10500" calcext:value-type="float">
            <text:p>10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s/EMI</text:p>
          </table:table-cell>
          <table:table-cell/>
          <table:table-cell office:value-type="float" office:value="3720" calcext:value-type="float">
            <text:p>3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nses</text:p>
          </table:table-cell>
          <table:table-cell/>
          <table:table-cell table:formula="of:=SUM([.C4:.C14])" office:value-type="float" office:value="24625" calcext:value-type="float">
            <text:p>24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[.C2]  - [.C15]" office:value-type="float" office:value="5375" calcext:value-type="float">
            <text:p>5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Donation I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vings</text:p>
          </table:table-cell>
          <table:table-cell/>
          <table:table-cell table:formula="of:=SUM([.C16] + [.C17])" office:value-type="float" office:value="6375" calcext:value-type="float">
            <text:p>6375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21:31:16.220825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9:25:11.622646543</meta:creation-date>
    <dc:date>2026-02-15T22:11:20.588639354</dc:date>
    <meta:editing-duration>PT4H44M48S</meta:editing-duration>
    <meta:editing-cycles>30</meta:editing-cycles>
    <meta:generator>LibreOffice/26.2.0.3$Linux_X86_64 LibreOffice_project/620$Build-3</meta:generator>
    <meta:document-statistic meta:table-count="10" meta:cell-count="46" meta:object-count="0"/>
  </office:meta>
</office:document-meta>
</file>